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a933" fo:font-weight="bold" style:font-weight-asian="bold" style:font-weight-complex="bold"/>
    </style:style>
    <style:style style:name="ce20" style:family="table-cell" style:parent-style-name="Default">
      <style:text-properties fo:color="#2a6099" fo:font-weight="bold" style:font-weight-asian="bold" style:font-weight-complex="bold"/>
    </style:style>
    <style:style style:name="ce21" style:family="table-cell" style:parent-style-name="pd1">
      <style:table-cell-properties fo:background-color="#ff99ff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99ff66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7" style:family="table-cell" style:parent-style-name="Default">
      <style:text-properties style:font-name="Liberation Sans" style:font-name-asian="Arial Unicode MS" style:font-name-complex="Arial Unicode MS"/>
    </style:style>
    <style:style style:name="ce28" style:family="table-cell" style:parent-style-name="pd1">
      <style:table-cell-properties fo:background-color="#ff66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default-cell-style-name="ce29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4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8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32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, ROCK_SMAS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4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5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, ROCK_SMAS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, ROCK_SMAS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, ROCK_SMASH</text:p>
          </table:table-cell>
          <table:table-cell table:style-name="ce27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SWORDS_DANC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, ROCK_SMASH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7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, ROCK_SMAS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, ROCK_SMAS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, ROCK_SM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, ROCK_SMASH</text:p>
          </table:table-cell>
          <table:table-cell table:style-name="ce27" office:value-type="string" calcext:value-type="string">
            <text:p>EV_ITEM, MEGA_STONE_X, 1, MRAICHUX ; EV_ITEM, MEGA_STONE_Y, 1, MRAICHUY</text:p>
          </table:table-cell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4"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BODY_SL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METEOR_MASH, DOUBLE_EDGE, HYPER_BEAM, DRAININGKISS, SEISMIC_TOSS, THUNDERBOLT, THUNDER, DIG, MIMIC, DOUBLE_TEAM, REFLECT, BIDE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CLOSE_COMBAT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 resembles an X as it flies with 50 million Volts sparking from its ears and forked tail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4"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FIRE_BLAST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OUTRAG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t fires bolts from its tail and from the spiky fur of its temples. This electricity is shaped as a 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, ROCK_SMASH, ROCK_CLIMB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, ROCK_SMASH, ROCK_CLIMB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CLIMB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SMASH, ROCK_CLIMB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table:style-name="ce27" office:value-type="string" calcext:value-type="string">
            <text:p>EV_ITEM, MEGA_STONE_X, 1, MCLEFABLE ; EV_ITEM, MEGA_STONE_Y, 1, MCLEFABLE</text:p>
          </table:table-cell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NG, MOONBLAST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/>
          <table:table-cell office:value-type="string" calcext:value-type="string">
            <text:p>13 MINIMIZE ; 15 METRONOME ; 17 SING ; 19 TELEPORT ; 21 MUD_SLAP ; 24 DEFENSE_CURL ; 27 SWIFT ; 32 DRAIN_PUNCH ; 35 IRON_TAIL ; 37 MAGICAL_LEAF ; 40 METEOR_MASH ; 42 FLAMETHROWER ; 44 MOONBLAST ; 48 LIGHT_SCREEN ; 50 ICE_PUNCH ; 51 THUNDERPUNCH ; 52 FIRE_PUNCH ; 54 AMNESIA ; 56 HEADBUTT ; 57 ZEN_HEADBUTT ; 59 DREAM_EATER ; 62 PETAL_DANCE ; 65 PLAY_ROUGH ; 70 AIR_CUTTER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t flies by using the power of moonlight to control gravity within over 10 meters around it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7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FIELD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FIELD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FIELD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FIELD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, ROCK_SM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, ROCK_SM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, ROCK_SMASH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, ROCK_SMASH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, ROCK_SM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, ROCK_SMASH, ROCK_CLIMB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, ROCK_SMASH, ROCK_CLIMB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, ROCK_SMASH, ROCK_CLIMB</text:p>
          </table:table-cell>
          <table:table-cell table:style-name="ce27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, ROCK_SMASH, ROCK_CLIMB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, ROCK_SMAS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, ROCK_SMASH, ROCK_CLIMB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, ROCK_SMAS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, ROCK_SMASH, ROCK_CLIMB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, ROCK_SMAS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7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7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, ROCK_SMASH, ROCK_CLIMB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GUNK_SHOT, SUBSTITUTE, CUT, FLASH, CURSE</text:p>
          </table:table-cell>
          <table:table-cell table:style-name="ce27" office:value-type="string" calcext:value-type="string">
            <text:p>EV_ITEM, MEGA_STONE_X, 1, MVICTREBEL ; EV_ITEM, MEGA_STONE_Y, 1, MVICTR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4"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LEEP_POWDER, STUN_SPORE, GUNK_SHOT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ARK_PULSE, BODY_SLAM, DOUBLE_EDGE, HYPER_BEAM, GIGA_DRAIN, EARTHQUAKE, MIMIC, DOUBLE_TEAM, REFLECT, BIDE, REST, GUNK_SHOT, SHADOW_BALL, SUBSTITUTE, CUT, FLASH, CURSE</text:p>
          </table:table-cell>
          <table:table-cell/>
          <table:table-cell office:value-type="string" calcext:value-type="string">
            <text:p>12 GROWTH ; 16 WRAP ; 18 SLEEP_POWDER ; 20 POISONPOWDER ; 22 STUN_SPORE ; 25 MEGA_DRAIN ; 31 ACID ; 34 BULLET_SEED ; 37 MAGICAL_LEAF ; 41 LEECH_LIFE ; 47 RAZOR_LEAF ; 50 SLAM ; 54 ENERGY_BALL ; 57 TAKE_DOWN ; 59 LOVELY_KISS ; 61 INFESTATION ; 63 SOLARBEAM ; 65 GUNK_SHOT ; 67 LEAF_STORM ; 72 CRUNCH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This acid has increased due to Mega Evolution, filling its mouth. It easily overflows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, ROCK_SMASH, ROCK_CLIMB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, ROCK_SMASH</text:p>
          </table:table-cell>
          <table:table-cell table:style-name="ce27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, ROCK_SMASH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, ROCK_SM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7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, ROCK_SMAS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, ROCK_SMASH</text:p>
          </table:table-cell>
          <table:table-cell table:style-name="ce27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, ROCK_SMASH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, ROCK_SMASH, ROCK_CLIMB</text:p>
          </table:table-cell>
          <table:table-cell table:style-name="ce27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, ROCK_SMASH, ROCK_CLIMB</text:p>
          </table:table-cell>
          <table:table-cell table:style-name="ce27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6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, ROCK_SMASH, ROCK_CLIMB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, ROCK_SMAS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, ROCK_SMAS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, ROCK_SMASH, ROCK_CLIMB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, ROCK_SMASH, ROCK_CLIMB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, ROCK_SMASH, ROCK_CLIMB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, ROCK_SMASH, ROCK_CLIMB</text:p>
          </table:table-cell>
          <table:table-cell table:style-name="ce27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, ROCK_SMASH, ROCK_CLIMB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, ROCK_SMASH, ROCK_CLIMB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, ROCK_SMASH, ROCK_CLIMB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, ROCK_SMASH, ROCK_CLIMB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STEALTH_ROCK ; 25 TAKE_DOWN ; 27 IRON_TAIL ; 29 HEADBUTT ; 31 ROCK_TOMB ; 33 THRASH ; 35 MUD_SHOT ; 40 EARTHQUAKE ; 42 IRON_TAIL ; 45 SUPERPOWER ; 47 STONE_EDGE ; 50 THUNDERPUNCH ; 51 FIRE_PUNCH ; 52 ICE_PUNCH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, ROCK_SMASH</text:p>
          </table:table-cell>
          <table:table-cell table:style-name="ce27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FIELD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7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, ROCK_SM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FIELD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, ROCK_SMASH, ROCK_CLIMB</text:p>
          </table:table-cell>
          <table:table-cell table:style-name="ce27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, ROCK_SMASH, ROCK_CLIMB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 table:style-name="ce27" office:value-type="string" calcext:value-type="string">
            <text:p>EV_ITEM, MEGA_STONE_X, 1, MSTARMIE ; EV_ITEM, MEGA_STONE_Y, 1, M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CKLE, WATER_GUN, MIMIC, CONFUSIO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BUBBLEBEAM, ICE_BEAM, BLIZZARD, HYPER_BEAM, FLASH_CANNON, THUNDERBOLT, THUNDER, PSYCHIC_M, MIMIC, DOUBLE_TEAM, REFLECT, BIDE, HYDRO_PUMP, CLOSE_COMBAT, REST, THUNDER_WAVE, PSYWAVE, SUBSTITUTE, GYRO_BALL, SURF, FLASH, CURSE</text:p>
          </table:table-cell>
          <table:table-cell/>
          <table:table-cell office:value-type="string" calcext:value-type="string">
            <text:p>12 WATER_GUN ; 17 CONFUSE_RAY ; 20 MINIMIZE ; 25 SWIFT ; 27 HARDEN ; 29 PSYBEAM ; 32 RECOVER ; 35 TWISTER ; 37 LIGHT_SCREEN ; 39 HEADBUTT ; 41 AGILITY ; 43 RAPID_SPIN ; 45 WATER_PULSE ; 49 PSYCHIC_M ; 53 DREAM_EATER ; 55 TAKE_DOWN ; 57 MACH_PUNCH ; 59 PSYCHO_CUT ; 62 ZAP_CANNON ; 64 SCALD ; 67 HYDRO_PUMP ; 72 MOONBLAST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ith Mega Evolution, its movements have become more humanlike. It likely did so to supplant humankind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, ROCK_SMASH</text:p>
          </table:table-cell>
          <table:table-cell table:style-name="ce27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, ROCK_SMASH</text:p>
          </table:table-cell>
          <table:table-cell table:style-name="ce27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20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, ROCK_S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, ROCK_SMASH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, ROCK_SMASH, ROCK_CLIMB</text:p>
          </table:table-cell>
          <table:table-cell table:style-name="ce27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, ROCK_SMASH, ROCK_CLIMB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, ROCK_SMASH, ROCK_CLIMB</text:p>
          </table:table-cell>
          <table:table-cell table:style-name="ce27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, ROCK_SMASH, ROCK_CLIMB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, ROCK_SMASH, ROCK_CLIMB</text:p>
          </table:table-cell>
          <table:table-cell table:style-name="ce27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, ROCK_SMASH, ROCK_CLIMB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, ROCK_SMASH, ROCK_CLIMB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6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, ROCK_SMASH</text:p>
          </table:table-cell>
          <table:table-cell table:style-name="ce27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, ROCK_SMASH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, ROCK_SMAS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, ROCK_SMAS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, ROCK_SMAS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, ROCK_SMAS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table:style-name="ce13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, ROCK_SMASH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, ROCK_SMASH, ROCK_CLIMB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, ROCK_SMASH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, ROCK_SMASH, ROCK_CLIMB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, ROCK_SMASH</text:p>
          </table:table-cell>
          <table:table-cell table:style-name="ce27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, ROCK_SMASH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, ROCK_SMASH, ROCK_CLIMB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ROCK_SMASH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5 HAIL ; 58 AERIAL_ACE ; 61 BLIZZARD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, ROCK_SM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7 RAIN_DANCE ; 60 AIR_CUTTER ; 63 THUNDE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, ROCK_SMASH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SUNNY_DAY ; 57 HEAT_WAVE ; 60 SOLARBEAM ; 63 FLARE_BLITZ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8 RAIN_DANCE ; 49 SUNY_DAY ; 50 HAIL ; 51 SANDSTORM ; 52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, ROCK_SMASH</text:p>
          </table:table-cell>
          <table:table-cell table:style-name="ce27" office:value-type="string" calcext:value-type="string">
            <text:p>EV_ITEM, MEGA_STONE_X, 1, MDRAGONITE ; EV_ITEM, MEGA_STONE_Y, 1, MDRAGONITE</text:p>
          </table:table-cell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5 DRAGON_DANCE ; 48 IRON_TAIL ; 49 RAIN_DANCE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4"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RAP, LEER, THUNDER_WAVE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DRAGON_CLAW, TOXIC, BODY_SLAM, DOUBLE_EDGE, BUBBLEBEAM, ICE_BEAM, BLIZZARD, HYPER_BEAM, STONE_EDGE, THUNDERBOLT, THUNDER, EARTHQUAKE, MIMIC, DOUBLE_TEAM, REFLECT, BIDE, HYDRO_PUMP, FIRE_BLAST, OUTRAGE, BRAVE_BIRD, REST, THUNDER_WAVE, ROCK_SLIDE, SUBSTITUTE, FREEZE_DRY, BODY_PRESS, CUT, FLY, SURF, STRENGTH, CURSE, ROCK_SMASH</text:p>
          </table:table-cell>
          <table:table-cell table:style-name="ce27"/>
          <table:table-cell office:value-type="string" calcext:value-type="string">
            <text:p>10 TWISTER ; 12 SUPERSONIC ; 15 THUNDER_WAVE ; 17 LIGHT_SCREEN ; 21 SWIFT ; 22 AERIAL_ACE ; 23 SHOCK_WAVE ; 25 AGILITY ; 27 DRAGONBREATH ; 30 SLAM ; 33 HEADBUTT ; 39 FIRE_SPIN ; 41 WATER_PULSE ; 44 FLAMETHROWER ; 47 DRAGON_RAGE ; 50 DRAGON_DANCE ; 53 IRON_TAIL ; 54 RAIN_DANCE ; 56 AQUA_JET ; 58 HYPER_BEAM ; 60 HURRICANE ; 61 STEEL_WING ; 62 ROOST ; 63 AIR_SLASH ; 64 HORN_DRILL ; 65 AIR_CUTTER ; 66 ZAP_CANNON ; 67 SUPERPOWER ; 68 FIRE_PUNCH ; 69 THUNDERPUNCH ; 70 ICE_PUNCH ; 71 ROCK_TOMB ; 72 HEAT_WAVE ; 75 OUTRAGE ; 77 DRAININGKISS ; 80 BARRIER ; 83 MOONBLAST ; 85 EXTREMESPEED ; 87 LOVELY_KISS ; 90 PLAY_ROUGH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float" office:value="22" calcext:value-type="float">
            <text:p>22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ega Evolution has excessively increased its kindness. It finishes its enemies with smiling mercy</text:p>
          </table:table-cell>
          <table:table-cell table:number-columns-repeated="8"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4" office:value-type="string" calcext:value-type="string">
            <text:p>ARM_MEWTWO</text:p>
          </table:table-cell>
          <table:table-cell office:value-type="string" calcext:value-type="string">
            <text:p>armmewtwo</text:p>
          </table:table-cell>
          <table:table-cell office:value-type="string" calcext:value-type="string">
            <text:p>ArmMewtwo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STEEL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</text:p>
          </table:table-cell>
          <table:table-cell/>
          <table:table-cell office:value-type="string" calcext:value-type="string">
            <text:p>19 PSYCHO_CUT ; 23 FIRE_PUNCH ; 24 ICE_PUNCH ; 25 THUNDERPUNCH ; 35 LIGHT_SCREEN ; 39 SHOCK_WAVE ; 43 AGILITY ; 51 AMNESIA ; 63 BARRIER ; 67 PSYCHIC_M ; 73 RECOVER ; 74 DRAIN_PUNCH ; 75 ZEN_HEADBUTT ; 76 IRON_TAIL ; 77 CONFUSE_RAY ; 78 ROCK_TOMB ; 79 WATER_PULSE ; 80 HURRICANE ; 81 ENERGY_BALL ; 82 FLAMETHROWER ; 83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It was searching for meaning to its existence when someone suppressed and controlled its power</text:p>
          </table:table-cell>
          <table:table-cell table:number-columns-repeated="8"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</text:p>
          </table:table-cell>
          <table:table-cell table:style-name="ce27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, ROCK_SMASH, ROCK_CLIMB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, ROCK_SMASH, ROCK_CLIMB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, ROCK_SMASH, ROCK_CLIMB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4"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RDEN, HEADBUTT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FLASH_CANNON, THUNDERBOLT, REST, THUNDER_WAVE, SUBSTITUTE</text:p>
          </table:table-cell>
          <table:table-cell office:value-type="string" calcext:value-type="string">
            <text:p>EV_ITEM, METAL_COAT, 1, MELMETAL</text:p>
          </table:table-cell>
          <table:table-cell office:value-type="string" calcext:value-type="string">
            <text:p>9 LEER ; 18 THUNDER_WAVE ; 27 THUNDERSHOCK ; 36 ACID_ARMOR ; 40 THUNDERSHOCK ; 45 FLASH_CANNON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t eats metal from the ground, and it circulates it in its molten steel body to generate energy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4"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HUNDERPUNCH, HEADBUTT, HARDEN, LEER, THUNDER_WA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ICE_BEAM, HYPER_BEAM, FLASH_CANNON, THUNDERBOLT, THUNDER, EARTHQUAKE, MIMIC, SELFDESTRUCT, CLOSE_COMBAT, REST, THUNDER_WAVE, ROCK_SLIDE, SUBSTITUTE, CURSE, ROCK_SMASH, ROCK_CLIMB</text:p>
          </table:table-cell>
          <table:table-cell/>
          <table:table-cell office:value-type="string" calcext:value-type="string">
            <text:p>9 LEER ; 18 THUNDER_WAVE ; 23 MUD_SLAP ; 27 THUNDERSHOCK ; 31 SHOCK_WAVE ; 36 ACID_ARMOR ; 39 ZEN_HEADBUTT ; 41 DRAIN_PUNCH ; 45 FLASH_CANNON ; 50 ROCK_TOMB ; 54 MEGA_PUNCH ; 60 ICE_PUNCH ; 70 SOLARBEAM ; 80 SUPERPOWER ; 85 HYPER_BEAM ; 90 ZAP_CANNON ; 95 METEOR_MASH ; 100 THUNDERPUNCH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t has incredibly strong punches and creates iron from nothing. When it dies, its shards become MELTANs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2" office:value-type="float" office:value="131" calcext:value-type="float">
            <text:p>131</text:p>
          </table:table-cell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, ROCK_SMASH, ROCK_CLIMB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13" calcext:value-type="float">
            <text:p>213</text:p>
          </table:table-cell>
          <table:table-cell table:style-name="ce4" office:value-type="string" calcext:value-type="string">
            <text:p>THU_FI_ZER</text:p>
          </table:table-cell>
          <table:table-cell office:value-type="string" calcext:value-type="string">
            <text:p>thufizer</text:p>
          </table:table-cell>
          <table:table-cell office:value-type="string" calcext:value-type="string">
            <text:p>ThuFiZe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CE_BEAM, THUNDERSHOCK, FIRE_SPIN, DRILL_PE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THUNDERBOLT, THUNDER, THUNDER_WAVE, FLASH, WILL_O_WISP, FIRE_BLAST, ROCK_SMASH</text:p>
          </table:table-cell>
          <table:table-cell/>
          <table:table-cell office:value-type="string" calcext:value-type="string">
            <text:p>6 GUST ; 8 THUNDERSHOCK ; 10 EMBER ; 12 LEER ; 14 LIGHT_SCREEN ; 16 REFLECT ; 18 PECK ; 20 WING_ATTACK ; 22 LEER ; 24 AGILITY ; 26 SWIFT ; 28 THUNDER_WAVE ; 30 AIR_SLASH ; 32 HAZE ; 34 SHOCK_WAVE ; 36 TWISTER ; 38 WATER_PULSE ; 40 STEEL_WING ; 42 AIR_CUTTER ; 44 DRILL_PECK ; 46 ROOST ; 48 ZAP_CANNON ; 50 ICE_BEAM ; 52 FIRE_SPIN ; 54 AIR_SLASH ; 56 HEAT_WAVE ; 58 ICICLE_SPEAR ; 60 FLAMETHROWER ; 62 HAIL ; 64 RAIN_DANCE ; 66 SUNNY_DAY ; 68 AERIAL_ACE ; 70 SOLARBEAM ; 72 BLIZZARD ; 74 THUNDER ; 76 FLARE_BLITZ ; 78 HURRICANE</text:p>
          </table:table-cell>
          <table:table-cell table:style-name="ce30"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table:style-name="ce31" office:value-type="string" calcext:value-type="string">
            <text:p>PAL_THUFIZER</text:p>
          </table:table-cell>
          <table:table-cell office:value-type="string" calcext:value-type="string">
            <text:p>FUSION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hree Gods merged by unholy means. Wields unphatomable power and unparalleled control over the elements</text:p>
          </table:table-cell>
          <table:table-cell table:number-columns-repeated="8"/>
        </table:table-row>
        <table:table-row table:style-name="ro1">
          <table:table-cell table:style-name="pd1" office:value-type="float" office:value="214" calcext:value-type="float">
            <text:p>214</text:p>
          </table:table-cell>
          <table:table-cell table:style-name="ce7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, ROCK_SMASH, ROCK_CLIMB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15" calcext:value-type="float">
            <text:p>215</text:p>
          </table:table-cell>
          <table:table-cell table:style-name="ce7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, ROCK_SMASH, ROCK_CLIMB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16" calcext:value-type="float">
            <text:p>216</text:p>
          </table:table-cell>
          <table:table-cell table:style-name="ce7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, ROCK_SMASH, ROCK_CLIMB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17" calcext:value-type="float">
            <text:p>217</text:p>
          </table:table-cell>
          <table:table-cell table:style-name="ce7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, ROCK_SMASH, ROCK_CLIMB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18" calcext:value-type="float">
            <text:p>218</text:p>
          </table:table-cell>
          <table:table-cell table:style-name="ce7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, ROCK_SMASH, ROCK_CLIMB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19" calcext:value-type="float">
            <text:p>219</text:p>
          </table:table-cell>
          <table:table-cell table:style-name="ce7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20" calcext:value-type="float">
            <text:p>220</text:p>
          </table:table-cell>
          <table:table-cell table:style-name="ce7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1" calcext:value-type="float">
            <text:p>221</text:p>
          </table:table-cell>
          <table:table-cell table:style-name="ce8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2" calcext:value-type="float">
            <text:p>222</text:p>
          </table:table-cell>
          <table:table-cell table:style-name="ce7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5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8">00/00/0000</text:date>, <text:time style:data-style-name="N2" text:time-value="09:19:10.047204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6-01-28T13:06:11.040729014</dc:date>
    <meta:editing-duration>P47DT20H42M54S</meta:editing-duration>
    <meta:editing-cycles>455</meta:editing-cycles>
    <dc:creator>Michael </dc:creator>
    <meta:document-statistic meta:table-count="2" meta:cell-count="5450" meta:object-count="0"/>
  </office:meta>
</office:document-meta>
</file>